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2751585.64161" calcext:value-type="float">
            <text:p>92,751,586</text:p>
          </table:table-cell>
          <table:table-cell table:style-name="ce32"/>
          <table:table-cell table:style-name="ce11" table:formula="of:=[.W9]" office:value-type="float" office:value="5308352.52499999" calcext:value-type="float">
            <text:p>5,308,352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275" calcext:value-type="float">
            <text:p>50.275</text:p>
          </table:table-cell>
          <table:table-cell table:style-name="ce6"/>
          <table:table-cell table:style-name="ce12" table:formula="of:=[.V10]" office:value-type="percentage" office:value="50.275" calcext:value-type="percentage">
            <text:p>5027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63.25" calcext:value-type="float">
            <text:p>7463.3</text:p>
          </table:table-cell>
          <table:table-cell/>
          <table:table-cell table:style-name="ce6"/>
          <table:table-cell table:style-name="ce6" table:formula="of:=[.V11]" office:value-type="float" office:value="19.43" calcext:value-type="float">
            <text:p>19.43</text:p>
          </table:table-cell>
          <table:table-cell table:style-name="ce6"/>
          <table:table-cell table:style-name="ce12" table:formula="of:=[.V11]" office:value-type="percentage" office:value="19.43" calcext:value-type="percentage">
            <text:p>19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47.5" calcext:value-type="float">
            <text:p>2947.5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157" calcext:value-type="float">
            <text:p>23157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05" calcext:value-type="percentage">
            <text:p>18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836096.279" calcext:value-type="float">
            <text:p>25836096.27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2751585.64161" calcext:value-type="float">
            <text:p>92751585.64161</text:p>
          </table:table-cell>
          <table:table-cell table:style-name="ce6" table:formula="of:=([.T11]+[.T12])/2" office:value-type="float" office:value="5308352.52499999" calcext:value-type="float">
            <text:p>5308352.524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59667075.00422" calcext:value-type="float">
            <text:p>159667075.0042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275" calcext:value-type="percentage">
            <text:p>5027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483061586551" calcext:value-type="percentage">
            <text:p>98.648%</text:p>
          </table:table-cell>
          <table:table-cell table:formula="of:=1/(1-[.R11])" office:value-type="float" office:value="73.98125" calcext:value-type="float">
            <text:p>73.98125</text:p>
          </table:table-cell>
          <table:table-cell table:formula="of:=[.$T$2]*[.S11]" office:value-type="float" office:value="5155901.275" calcext:value-type="float">
            <text:p>5155901.2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3" calcext:value-type="percentage">
            <text:p>194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377761825" calcext:value-type="percentage">
            <text:p>98.724%</text:p>
          </table:table-cell>
          <table:table-cell table:formula="of:=1/(1-[.R12])" office:value-type="float" office:value="78.3562499999997" calcext:value-type="float">
            <text:p>78.3562499999997</text:p>
          </table:table-cell>
          <table:table-cell table:formula="of:=[.$T$2]*[.S12]" office:value-type="float" office:value="5460803.77499998" calcext:value-type="float">
            <text:p>5460803.774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60418884525" calcext:value-type="percentage">
            <text:p>98.686%</text:p>
          </table:table-cell>
          <table:table-cell table:style-name="ce14" table:formula="of:=([.S11]+[.S12])/2" office:value-type="float" office:value="76.1687499999998" calcext:value-type="float">
            <text:p>76.2</text:p>
          </table:table-cell>
          <table:table-cell table:formula="of:=[.$T$2]*[.S13]" office:value-type="float" office:value="5308352.52499999" calcext:value-type="float">
            <text:p>5308352.524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750%)" office:value-type="percentage" office:value="0.988003299092749" calcext:value-type="percentage">
            <text:p>98.800%</text:p>
          </table:table-cell>
          <table:table-cell table:formula="of:=1/(1-[.R16])" office:value-type="float" office:value="83.3562500000003" calcext:value-type="float">
            <text:p>83.3562500000003</text:p>
          </table:table-cell>
          <table:table-cell table:formula="of:=[.$T$2]*[.S16]" office:value-type="float" office:value="5809263.77500002" calcext:value-type="float">
            <text:p>5809263.775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63.3]" calcext:value-type="string">
            <text:p>Str: <text:s/>535 <text:s/>[7,463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750%)" office:value-type="percentage" office:value="0.988601553038398" calcext:value-type="percentage">
            <text:p>98.860%</text:p>
          </table:table-cell>
          <table:table-cell table:formula="of:=1/(1-[.R17])" office:value-type="float" office:value="87.7312499999997" calcext:value-type="float">
            <text:p>87.7312499999997</text:p>
          </table:table-cell>
          <table:table-cell table:formula="of:=[.$T$2]*[.S17]" office:value-type="float" office:value="6114166.27499998" calcext:value-type="float">
            <text:p>6114166.274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47.5]" calcext:value-type="string">
            <text:p>Dex: <text:s/>450 <text:s/>[2,947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02426065574" calcext:value-type="percentage">
            <text:p>98.830%</text:p>
          </table:table-cell>
          <table:table-cell table:style-name="ce14" table:formula="of:=([.S16]+[.S17])/2" office:value-type="float" office:value="85.54375" calcext:value-type="float">
            <text:p>85.5</text:p>
          </table:table-cell>
          <table:table-cell table:formula="of:=[.$T$2]*[.S18]" office:value-type="float" office:value="5961715.025" calcext:value-type="float">
            <text:p>5961715.02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157.0]" calcext:value-type="string">
            <text:p>Int: 1660 [23,157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27.5%" calcext:value-type="string">
            <text:p>Resilience: 5,027.5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275" calcext:value-type="percentage">
            <text:p>502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05" calcext:value-type="percentage">
            <text:p>18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2.95" calcext:value-type="percentage">
            <text:p>12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55" calcext:value-type="percentage">
            <text:p>555.00%</text:p>
          </table:table-cell>
          <table:table-cell table:style-name="ce10" table:number-columns-repeated="2"/>
          <table:table-cell table:style-name="ce10" table:formula="of:=SUM([.AE27:.AE178])" office:value-type="percentage" office:value="12.95" calcext:value-type="percentage">
            <text:p>12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3" calcext:value-type="percentage">
            <text:p>19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77.5%" calcext:value-type="string">
            <text:p>w/Mantle: <text:s text:c="2"/>5,777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3.0%" calcext:value-type="string">
            <text:p>Speed+: <text:s text:c="4"/>1,943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05.0%" calcext:value-type="string">
            <text:p>Damage+: <text:s text:c="3"/>1,8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6]+([.C26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8]+([.C28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29]+([.C29]-1)*20" office:value-type="float" office:value="41" calcext:value-type="float">
            <text:p>41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D31]+([.C31]-1)*20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55" calcext:value-type="percentage">
            <text:p>95.50%</text:p>
          </table:table-cell>
          <table:table-cell table:style-name="ce38" table:formula="of:=[.V31]" office:value-type="percentage" office:value="9.55" calcext:value-type="percentage">
            <text:p>95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55" calcext:value-type="percentage">
            <text:p>95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86%     [hp x  76.17]" calcext:value-type="string">
            <text:p>Mitigation: <text:s text:c="6"/>98.686% <text:s text:c="4"/>[hp x <text:s/>76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08,352.5 [hp x 289.44]" calcext:value-type="string">
            <text:p>Effective Health: 5,308,352.5 [hp x 289.4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38]+([.C38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55" calcext:value-type="percentage">
            <text:p>55.50%</text:p>
          </table:table-cell>
          <table:table-cell table:style-name="ce9" table:formula="of:=[.P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55" calcext:value-type="percentage">
            <text:p>55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55" calcext:value-type="percentage">
            <text:p>55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0]+([.C40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0%     [hp x  83.36]" calcext:value-type="string">
            <text:p>Mitigation: <text:s text:c="6"/>98.800% <text:s text:c="4"/>[hp x <text:s/>83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09,263.8 [hp x 316.75]" calcext:value-type="string">
            <text:p>Effective Health: 5,809,263.8 [hp x 316.75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1  Arcane Dominion [E]             x1 " calcext:value-type="string">
            <text:p>3-1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50]+([.C50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05" calcext:value-type="percentage">
            <text:p>60.50%</text:p>
          </table:table-cell>
          <table:table-cell table:style-name="ce9" table:formula="of:=[.P50]" office:value-type="percentage" office:value="7.865" calcext:value-type="percentage">
            <text:p>786.5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865" calcext:value-type="percentage">
            <text:p>78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1  Eternal Brawling [E]           x10 [95.5% =&gt; 955.0% Damage, 1.25% DR/attack]" calcext:value-type="string">
            <text:p>3-1 <text:s/>Eternal Brawling [E] <text:s text:c="10"/>x10 [95.5% =&gt; 955.0% Damage, 1.25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1  Titan Core [E]                 x10 [55.5% =&gt; 555.0% Resilience, Speed, Strength, Intelligence and Dexterity, 10% =&gt; 100% weight/min]" calcext:value-type="string">
            <text:p>3-1 <text:s/>Titan Core [E] <text:s text:c="16"/>x10 [55.5% =&gt; 55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1  Embered Heart [E]              x12 " calcext:value-type="string">
            <text:p>3-1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1  Fires of Creation [E]          x13 [60.5% =&gt; 786.5% Resilience, 2.75% mana/health returned]" calcext:value-type="string">
            <text:p>3-1 <text:s/>Fires of Creation [E] <text:s text:c="9"/>x13 [60.5% =&gt; 786.5% Resilience, 2.75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77]: 1" calcext:value-type="string">
            <text:p>Available [227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77" calcext:value-type="float">
            <text:p>2277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9]+([.C79]-1)*20" office:value-type="float" office:value="11" calcext:value-type="float">
            <text:p>11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81]+([.C81]-1)*20" office:value-type="float" office:value="61" calcext:value-type="float">
            <text:p>6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5]+([.C95]-1)*20" office:value-type="float" office:value="5" calcext:value-type="float">
            <text:p>5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8]+([.C98]-1)*20" office:value-type="float" office:value="11" calcext:value-type="float">
            <text:p>1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8" calcext:value-type="float">
            <text:p>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  Telepathy" calcext:value-type="string">
            <text:p>1-1 <text:s/>Telepathy</text:p>
          </table:table-cell>
          <table:table-cell table:style-name="ce13" office:value-type="string" calcext:value-type="string">
            <text:p>Telepath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1]+([.C101]-1)*20" office:value-type="float" office:value="1" calcext:value-type="float">
            <text:p>1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24]+([.C124]-1)*20" office:value-type="float" office:value="45" calcext:value-type="float">
            <text:p>45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5%" calcext:value-type="string">
            <text:p>55%</text:p>
          </table:table-cell>
          <table:table-cell table:formula="of:=TEXT(VLOOKUP([.E124];[.$BI$2:.$BK$81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51]+([.C151]-1)*20" office:value-type="float" office:value="36" calcext:value-type="float">
            <text:p>36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1%" calcext:value-type="string">
            <text:p>41%</text:p>
          </table:table-cell>
          <table:table-cell table:formula="of:=TEXT(VLOOKUP([.E151];[.$BI$2:.$BK$8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3]+([.C153]-1)*20" office:value-type="float" office:value="47" calcext:value-type="float">
            <text:p>47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7%" calcext:value-type="string">
            <text:p>57%</text:p>
          </table:table-cell>
          <table:table-cell table:formula="of:=TEXT(VLOOKUP([.E153];[.$BI$2:.$BK$81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62]+([.C162]-1)*20" office:value-type="float" office:value="41" calcext:value-type="float">
            <text:p>41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1%" calcext:value-type="string">
            <text:p>51%</text:p>
          </table:table-cell>
          <table:table-cell table:formula="of:=TEXT(VLOOKUP([.E162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63.3" calcext:value-type="string">
            <text:p>7,463.3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47.5" calcext:value-type="string">
            <text:p>2,947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157.0" calcext:value-type="string">
            <text:p>23,157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27.5%" calcext:value-type="string">
            <text:p>5,02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77.5%" calcext:value-type="string">
            <text:p>5,77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3.0%" calcext:value-type="string">
            <text:p>1,9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05.0%" calcext:value-type="string">
            <text:p>1,8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86%" calcext:value-type="string">
            <text:p>98.686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17" calcext:value-type="string">
            <text:p>76.17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08,352.5" calcext:value-type="string">
            <text:p>5,308,352.5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89.44" calcext:value-type="string">
            <text:p>289.4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0%" calcext:value-type="string">
            <text:p>98.800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36" calcext:value-type="string">
            <text:p>83.36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09,263.8" calcext:value-type="string">
            <text:p>5,809,263.8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6.75" calcext:value-type="string">
            <text:p>316.75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9" calcext:value-type="float">
            <text:p>9</text:p>
          </table:table-cell>
          <table:table-cell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1" calcext:value-type="float">
            <text:p>1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1" calcext:value-type="float">
            <text:p>1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5.5% =&gt; 955.0%" calcext:value-type="string">
            <text:p>95.5% =&gt; 95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25%" calcext:value-type="string">
            <text:p>1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1" calcext:value-type="float">
            <text:p>1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5.5% =&gt; 555.0%" calcext:value-type="string">
            <text:p>55.5% =&gt; 55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1" calcext:value-type="float">
            <text:p>1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1" calcext:value-type="float">
            <text:p>1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0.5% =&gt; 786.5%" calcext:value-type="string">
            <text:p>60.5% =&gt; 786.5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2.75%" calcext:value-type="string">
            <text:p>2.75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77" calcext:value-type="float">
            <text:p>227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8:40:25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30T19:03:16.036000000</dc:date>
    <meta:generator>LibreOffice/7.0.5.2$Windows_X86_64 LibreOffice_project/64390860c6cd0aca4beafafcfd84613dd9dfb63a</meta:generator>
    <meta:editing-duration>P1DT4H20M49S</meta:editing-duration>
    <meta:editing-cycles>179</meta:editing-cycles>
    <meta:document-statistic meta:table-count="1" meta:cell-count="2142" meta:object-count="0"/>
    <meta:user-defined meta:name="AppVersion">16.0300</meta:user-defined>
  </office:meta>
</office:document-meta>
</file>